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3cm" svg:x="8.05cm" svg:y="2.9cm">
          <text:p text:style-name="P1">Francesc / Álex 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3cm" svg:x="14.35cm" svg:y="2.9cm">
          <text:p text:style-name="P1">Rafa / Mate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3cm" svg:x="20.65cm" svg:y="2.9cm">
          <text:p text:style-name="P1">Laura / Máxim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3cm" svg:x="8.05cm" svg:y="7cm">
          <text:p text:style-name="P1">Damià / Joná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3cm" svg:x="14.35cm" svg:y="7cm">
          <text:p text:style-name="P1">Álkex 1 / Joaquí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3cm" svg:x="20.65cm" svg:y="7cm">
          <text:p text:style-name="P1">Sofía / Ík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3cm" svg:x="8.05cm" svg:y="11.1cm">
          <text:p text:style-name="P1">Adrià / Migue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3cm" svg:x="14.35cm" svg:y="11.1cm">
          <text:p text:style-name="P1">Eloy / Javi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3cm" svg:x="20.65cm" svg:y="11.1cm">
          <text:p text:style-name="P1">Sergi / Jaum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3cm" svg:x="14.35cm" svg:y="15.1cm">
          <text:p text:style-name="P1">Íker / Hug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3cm" svg:x="20.65cm" svg:y="15.1cm">
          <text:p text:style-name="P1">Owen / Éric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9-28T10:25:11.254962269</meta:creation-date>
    <meta:generator>LibreOffice/4.2.8.2$Linux_x86 LibreOffice_project/420m0$Build-2</meta:generator>
    <dc:date>2023-09-28T11:11:54.398860494</dc:date>
    <meta:editing-duration>PT39M8S</meta:editing-duration>
    <meta:editing-cycles>3</meta:editing-cycles>
    <meta:document-statistic meta:object-count="11"/>
  </office:meta>
</office:document-meta>
</file>